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4.826cm" svg:height="1.778cm" svg:x="1.778cm" svg:y="1.524cm">
          <text:p text:style-name="P1">Main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826cm" svg:height="1.778cm" svg:x="1.778cm" svg:y="4.318cm">
          <text:p text:style-name="P1">Check hea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08cm" svg:height="1.778cm" svg:x="1.524cm" svg:y="7.112cm">
          <text:p text:style-name="P1">Check IHDR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28cm" svg:height="2.032cm" svg:x="1.578cm" svg:y="9.906cm">
          <text:p text:style-name="P1">Read IDA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191cm" svg:y1="3.302cm" svg:x2="4.191cm" svg:y2="4.318cm" draw:start-shape="id1" draw:start-glue-point="2" draw:end-shape="id2" draw:end-glue-point="0" svg:d="M4191 3302v1016" svg:viewBox="0 0 1 1017">
          <text:p/>
        </draw:connector>
        <draw:connector draw:style-name="gr2" draw:text-style-name="P1" draw:layer="layout" svg:x1="4.191cm" svg:y1="6.096cm" svg:x2="4.064cm" svg:y2="7.112cm" draw:start-shape="id2" draw:start-glue-point="2" draw:end-shape="id3" draw:end-glue-point="0" svg:d="M4191 6096v508h-127v508" svg:viewBox="0 0 128 1017">
          <text:p/>
        </draw:connector>
        <draw:connector draw:style-name="gr2" draw:text-style-name="P1" draw:layer="layout" svg:x1="4.064cm" svg:y1="8.89cm" svg:x2="4.218cm" svg:y2="9.906cm" draw:start-shape="id3" draw:start-glue-point="2" draw:end-shape="id4" draw:end-glue-point="0" svg:d="M4064 8890v508h154v508" svg:viewBox="0 0 155 1017">
          <text:p/>
        </draw:connector>
        <draw:custom-shape draw:style-name="gr1" draw:text-style-name="P1" xml:id="id5" draw:id="id5" draw:layer="layout" svg:width="6.858cm" svg:height="2.032cm" svg:x="0.762cm" svg:y="13.308cm">
          <text:p text:style-name="P1">Print filter inform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6.858cm" svg:height="2.032cm" svg:x="9.398cm" svg:y="13.208cm">
          <text:p text:style-name="P1">Reconstruct to </text:p>
          <text:p text:style-name="P1">Non-filtered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6.858cm" svg:height="2.032cm" svg:x="17.272cm" svg:y="13.208cm">
          <text:p text:style-name="P1">Edit color bytes</text:p>
          <draw:enhanced-geometry svg:viewBox="0 0 21600 21600" draw:type="rectangle" draw:enhanced-path="M 0 0 L 21600 0 21600 21600 0 21600 0 0 Z N"/>
        </draw:custom-shape>
        <draw:connector draw:style-name="gr2" draw:text-style-name="P1" xml:id="id7" draw:id="id7" draw:layer="layout" svg:x1="4.218cm" svg:y1="11.938cm" svg:x2="4.191cm" svg:y2="13.308cm" draw:start-shape="id4" draw:start-glue-point="2" draw:end-shape="id5" draw:end-glue-point="0" svg:d="M4218 11938v685h-27v685" svg:viewBox="0 0 28 1371">
          <text:p/>
        </draw:connector>
        <draw:connector draw:style-name="gr2" draw:text-style-name="P1" xml:id="id9" draw:id="id9" draw:layer="layout" svg:x1="12.827cm" svg:y1="13.208cm" svg:x2="4.204cm" svg:y2="12.623cm" draw:start-shape="id6" draw:start-glue-point="0" draw:end-shape="id7" draw:end-glue-point="0" svg:d="M12827 13208v-585h-8623" svg:viewBox="0 0 8624 586">
          <text:p/>
        </draw:connector>
        <draw:connector draw:style-name="gr2" draw:text-style-name="P1" draw:layer="layout" svg:x1="20.701cm" svg:y1="13.208cm" svg:x2="12.827cm" svg:y2="12.623cm" draw:start-shape="id8" draw:start-glue-point="0" draw:end-shape="id9" draw:end-glue-point="0" svg:d="M20701 13208v-585h-7874" svg:viewBox="0 0 7875 586">
          <text:p/>
        </draw:connector>
        <draw:custom-shape draw:style-name="gr1" draw:text-style-name="P1" xml:id="id10" draw:id="id10" draw:layer="layout" svg:width="7.366cm" svg:height="2.032cm" svg:x="1.016cm" svg:y="16.51cm">
          <text:p text:style-name="P1">Read IEND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7.112cm" svg:height="1.778cm" svg:x="10.922cm" svg:y="16.764cm">
          <text:p text:style-name="P1">Exi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827cm" svg:y1="15.24cm" svg:x2="4.699cm" svg:y2="16.51cm" draw:start-shape="id6" draw:start-glue-point="2" draw:end-shape="id10" draw:end-glue-point="0" svg:d="M12827 15240v635h-8128v635" svg:viewBox="0 0 8129 1271">
          <text:p/>
        </draw:connector>
        <draw:connector draw:style-name="gr2" draw:text-style-name="P1" draw:layer="layout" svg:x1="20.701cm" svg:y1="15.24cm" svg:x2="4.699cm" svg:y2="16.51cm" draw:start-shape="id8" draw:start-glue-point="2" draw:end-shape="id10" svg:d="M20701 15240v635h-16002v635" svg:viewBox="0 0 16003 1271">
          <text:p/>
        </draw:connector>
        <draw:connector draw:style-name="gr2" draw:text-style-name="P1" draw:layer="layout" svg:x1="4.191cm" svg:y1="15.34cm" svg:x2="4.699cm" svg:y2="16.51cm" draw:start-shape="id5" draw:start-glue-point="2" draw:end-shape="id10" draw:end-glue-point="0" svg:d="M4191 15340v585h508v585" svg:viewBox="0 0 509 1171">
          <text:p/>
        </draw:connector>
        <draw:connector draw:style-name="gr2" draw:text-style-name="P1" draw:layer="layout" svg:x1="8.382cm" svg:y1="17.526cm" svg:x2="10.922cm" svg:y2="17.653cm" draw:start-shape="id10" draw:start-glue-point="1" draw:end-shape="id11" draw:end-glue-point="3" svg:d="M8382 17526h1270v127h1270" svg:viewBox="0 0 2541 128">
          <text:p/>
        </draw:connecto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8T15:26:07.942160195</meta:creation-date>
    <dc:date>2015-04-18T15:34:22.858419753</dc:date>
    <meta:editing-duration>P0D</meta:editing-duration>
    <meta:editing-cycles>1</meta:editing-cycles>
    <meta:document-statistic meta:object-count="42"/>
    <meta:generator>LibreOffice/4.2.7.2$Linux_X86_64 LibreOffice_project/420m0$Build-2</meta:generator>
  </office:meta>
</office:document-meta>
</file>